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6pt" style:text-underline-style="none" officeooo:rsid="000c1317" officeooo:paragraph-rsid="000c1317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Arial Black" fo:font-size="18pt" style:text-underline-style="solid" style:text-underline-width="auto" style:text-underline-color="font-color" officeooo:rsid="000c1317" officeooo:paragraph-rsid="000c1317" style:font-size-asian="15.75pt" style:font-size-complex="18pt"/>
    </style:style>
    <style:style style:name="T1" style:family="text">
      <style:text-properties officeooo:rsid="000c46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de Créatif :</text:p>
      <text:p text:style-name="P2">Patatap.</text:p>
      <text:p text:style-name="P2"/>
      <text:p text:style-name="P1"/>
      <text:p text:style-name="P1">Mon Patatap est basé sur des sons électroniques, j’ai cherché à retranscrire une ambiance de science-fiction. Cela dit, le visuel n’est pas basé sur une esthétique particulièrement futuriste mais sur une charte graphique inspiré des affiches du film Kill Bill. <text:span text:style-name="T1">J’ai cherché avant tout à expérimenter un maximum de chose, tout en gardant une cohérence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9T12:53:42.915000000</meta:creation-date>
    <dc:date>2019-11-29T13:04:29.381000000</dc:date>
    <meta:editing-duration>PT9M25S</meta:editing-duration>
    <meta:editing-cycles>2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3" meta:word-count="59" meta:character-count="374" meta:non-whitespace-character-count="317"/>
  </office:meta>
</office:document-meta>
</file>